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382" officeooo:paragraph-rsid="000403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commi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6-03T10:23:36.173000000</dc:date>
    <meta:editing-duration>PT42S</meta:editing-duration>
    <meta:editing-cycles>3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